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6cm" fo:margin-left="0.064cm" table:align="left"/>
    </style:style>
    <style:style style:name="Tableau1.A" style:family="table-column">
      <style:table-column-properties style:column-width="1.005cm"/>
    </style:style>
    <style:style style:name="Tableau1.B" style:family="table-column">
      <style:table-column-properties style:column-width="1.058cm"/>
    </style:style>
    <style:style style:name="Tableau1.D" style:family="table-column">
      <style:table-column-properties style:column-width="1.085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paragraph-rsid="0012e9c7"/>
    </style:style>
    <style:style style:name="P2" style:family="paragraph" style:parent-style-name="Standard">
      <style:text-properties officeooo:rsid="0012e9c7" officeooo:paragraph-rsid="0012e9c7"/>
    </style:style>
    <style:style style:name="P3" style:family="paragraph" style:parent-style-name="Standard">
      <style:text-properties officeooo:rsid="0012e9c7" officeooo:paragraph-rsid="0013f80f"/>
    </style:style>
    <style:style style:name="P4" style:family="paragraph" style:parent-style-name="Standard">
      <style:text-properties officeooo:paragraph-rsid="0013f80f"/>
    </style:style>
    <style:style style:name="P5" style:family="paragraph" style:parent-style-name="Standard">
      <style:text-properties officeooo:rsid="0013f80f" officeooo:paragraph-rsid="0013f80f"/>
    </style:style>
    <style:style style:name="P6" style:family="paragraph" style:parent-style-name="Standard">
      <style:text-properties officeooo:rsid="00152178" officeooo:paragraph-rsid="00152178"/>
    </style:style>
    <style:style style:name="P7" style:family="paragraph" style:parent-style-name="Standard">
      <style:text-properties officeooo:rsid="00167fbb" officeooo:paragraph-rsid="00167fbb"/>
    </style:style>
    <style:style style:name="P8" style:family="paragraph" style:parent-style-name="Standard">
      <style:text-properties officeooo:paragraph-rsid="00152178"/>
    </style:style>
    <style:style style:name="P9" style:family="paragraph" style:parent-style-name="Standard">
      <style:text-properties officeooo:rsid="001803a9" officeooo:paragraph-rsid="001803a9"/>
    </style:style>
    <style:style style:name="P10" style:family="paragraph" style:parent-style-name="Standard">
      <style:text-properties officeooo:paragraph-rsid="00190a29"/>
    </style:style>
    <style:style style:name="P11" style:family="paragraph" style:parent-style-name="Standard">
      <style:text-properties officeooo:rsid="001ad130" officeooo:paragraph-rsid="001ad130"/>
    </style:style>
    <style:style style:name="P12" style:family="paragraph" style:parent-style-name="Standard">
      <style:text-properties officeooo:paragraph-rsid="001ad130"/>
    </style:style>
    <style:style style:name="P13" style:family="paragraph" style:parent-style-name="Standard">
      <style:text-properties officeooo:paragraph-rsid="001c844e"/>
    </style:style>
    <style:style style:name="P14" style:family="paragraph" style:parent-style-name="Standard">
      <style:text-properties officeooo:rsid="001c844e" officeooo:paragraph-rsid="001c844e"/>
    </style:style>
    <style:style style:name="P15" style:family="paragraph" style:parent-style-name="Standard">
      <style:text-properties officeooo:rsid="001c844e" officeooo:paragraph-rsid="001e6a51"/>
    </style:style>
    <style:style style:name="P16" style:family="paragraph" style:parent-style-name="Standard">
      <style:text-properties officeooo:rsid="001e6a51" officeooo:paragraph-rsid="001e6a51"/>
    </style:style>
    <style:style style:name="P17" style:family="paragraph" style:parent-style-name="Standard">
      <style:text-properties officeooo:rsid="0020581a" officeooo:paragraph-rsid="0020581a"/>
    </style:style>
    <style:style style:name="P18" style:family="paragraph" style:parent-style-name="Standard">
      <style:text-properties officeooo:rsid="0021dfd9" officeooo:paragraph-rsid="0021dfd9"/>
    </style:style>
    <style:style style:name="P19" style:family="paragraph" style:parent-style-name="Standard">
      <style:text-properties officeooo:rsid="00240dd7" officeooo:paragraph-rsid="00240dd7"/>
    </style:style>
    <style:style style:name="P20" style:family="paragraph" style:parent-style-name="Standard">
      <style:text-properties officeooo:paragraph-rsid="00240dd7"/>
    </style:style>
    <style:style style:name="P21" style:family="paragraph" style:parent-style-name="Table_20_Contents">
      <style:text-properties officeooo:rsid="00152178" officeooo:paragraph-rsid="00152178"/>
    </style:style>
    <style:style style:name="P22" style:family="paragraph">
      <style:paragraph-properties fo:text-align="center"/>
    </style:style>
    <style:style style:name="P23" style:family="paragraph">
      <loext:graphic-properties draw:fill="none" draw:opacity="0%"/>
    </style:style>
    <style:style style:name="T1" style:family="text">
      <style:text-properties officeooo:rsid="0012a98f"/>
    </style:style>
    <style:style style:name="T2" style:family="text">
      <style:text-properties officeooo:rsid="0012d2a7"/>
    </style:style>
    <style:style style:name="T3" style:family="text">
      <style:text-properties officeooo:rsid="0012e9c7"/>
    </style:style>
    <style:style style:name="T4" style:family="text">
      <style:text-properties officeooo:rsid="0013f80f"/>
    </style:style>
    <style:style style:name="T5" style:family="text">
      <style:text-properties officeooo:rsid="00152178"/>
    </style:style>
    <style:style style:name="T6" style:family="text">
      <style:text-properties officeooo:rsid="001803a9"/>
    </style:style>
    <style:style style:name="T7" style:family="text">
      <style:text-properties officeooo:rsid="00190a29"/>
    </style:style>
    <style:style style:name="T8" style:family="text">
      <style:text-properties officeooo:rsid="001ad130"/>
    </style:style>
    <style:style style:name="T9" style:family="text">
      <style:text-properties officeooo:rsid="001c844e"/>
    </style:style>
    <style:style style:name="T10" style:family="text">
      <style:text-properties officeooo:rsid="001e6a51"/>
    </style:style>
    <style:style style:name="T11" style:family="text">
      <style:text-properties officeooo:rsid="0021dfd9"/>
    </style:style>
    <style:style style:name="T12" style:family="text">
      <style:text-properties officeooo:rsid="00230db5"/>
    </style:style>
    <style:style style:name="T13" style:family="text">
      <style:text-properties officeooo:rsid="00240dd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opacity="0%" draw:textarea-horizontal-align="justify" draw:textarea-vertical-align="middle" draw:auto-grow-height="false" fo:min-height="0.826cm" fo:min-width="1.106cm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SPIONNAGE ET INFORMATIQUE</text:p>
      <text:p text:style-name="P1"/>
      <text:p text:style-name="P1"/>
      <text:p text:style-name="P1"/>
      <text:p text:style-name="P1"><text:span text:style-name="T1">Un informaticien de </text:span><text:span text:style-name="T2">génie, Alan travaille sur le code secret utilisé par l’ennemi. Il lui manque une information pour aboutir. Les services secrets ont pu l’obtenir d’un haut fonctionnaire de l’état ennemi, </text:span><text:span text:style-name="T7">admiratif des américains</text:span><text:span text:style-name="T2">, </text:span><text:span text:style-name="T6">le général</text:span><text:span text:style-name="T2"> qui veut rester très discret. Des agents secrets sont envoyés dans la capitale pour le rencontrer. Il leur transmet à chacun une partie du message. Pour ne pas être découverts, les agents <text:s/>n’ont que quatre informations : </text:span><text:span text:style-name="T13">leur</text:span><text:span text:style-name="T2"> numéro , l’adresse et le numéro de deux autres agents, le Gauche et le Droit et un code du </text:span><text:span text:style-name="T6">général</text:span><text:span text:style-name="T2">.</text:span></text:p>
      <text:p text:style-name="P20"><text:span text:style-name="T3">Chaque agent contacte le premier arrivé, le numéro 7 qui les adresse à Gauche si leur numéro est inférieur et à Droite s’il est supérieur. </text:span><text:span text:style-name="T13">C</text:span><text:span text:style-name="T3">ette procédure recommence </text:span><text:span text:style-name="T13">à c</text:span><text:span text:style-name="T3">haque agent contacté de dispersion . Dès qu’il n’y a plus d’agent à contacter, l’arrivant prend cette place. </text:span><text:span text:style-name="T13">Cette méthode de dispersion en territoire ennemi a été </text:span><text:span text:style-name="T3">défini</text:span><text:span text:style-name="T13">e</text:span><text:span text:style-name="T3"> par l</text:span><text:span text:style-name="T13">a</text:span><text:span text:style-name="T3"> directr</text:span><text:span text:style-name="T13">ice</text:span><text:span text:style-name="T3"> des services secrets Les numéros des agents classés par ordre d’arrivée est : </text:span></text:p>
      <text:p text:style-name="P2">7, 5 , 10, 4, 12, 6, 9, 1, 11, 14, 13, 3, 2, 8, 15.</text:p>
      <text:p text:style-name="P2"/>
      <text:p text:style-name="P1"><text:span text:style-name="T2">Le </text:span><text:span text:style-name="T6">général</text:span><text:span text:style-name="T2"> sait que la police pourrait peut être interroger les agent et </text:span><text:span text:style-name="T13">que leur technique est de </text:span><text:span text:style-name="T2">noter le code de chacun puis continuer avec </text:span><text:span text:style-name="T4">l’agent G</text:span><text:span text:style-name="T2">auche ou s’il n’y en a pas <text:s/></text:span><text:span text:style-name="T4">l’agent D</text:span><text:span text:style-name="T2">roite </text:span><text:span text:style-name="T3">et recommencer </text:span><text:span text:style-name="T4">cela </text:span><text:span text:style-name="T3"><text:s/>avec chaque agent </text:span><text:span text:style-name="T6">de chaque niveau</text:span><text:span text:style-name="T3">. </text:span></text:p>
      <text:p text:style-name="P3">Il a aussi compris qu’un gang de malfaiteurs, les triades tenteront eux aussi de récupérer l’information pour la revendre. Dans ce cas ils <text:span text:style-name="T4">noteront le message de l’agent après avoir interrogé l’agent Gauche et avant d’interroger l’agent Droite. Ils recommenceront cela à chaque niveau.</text:span></text:p>
      <text:p text:style-name="P4"><text:span text:style-name="T4">L’agent secret James Bond envoyé dans la capitale lui notera le message de l’agent après avoir interrogé l’agent Gauche puis l’agent Droite et en recommençant cela à chaque niveau.</text:span></text:p>
      <text:p text:style-name="P5">Par commodité, la police, le gang et Bond utiliseront chacun une salle d’attente pour les interrogatoires qui a une particularité : le dernier agent entré sera le premier interrogé. Cette salle est nécessaire pour interroger <text:s/>les agents dans <text:span text:style-name="T13">un </text:span>ordre correct.</text:p>
      <text:p text:style-name="P6">Dans ce tableau, voici les codes confiés aux agents par le <text:span text:style-name="T6">général</text:span> :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B" table:number-columns-repeated="5"/>
        <table:table-column table:style-name="Tableau1.D"/>
        <table:table-column table:style-name="Tableau1.B" table:number-columns-repeated="5"/>
        <table:table-column table:style-name="Tableau1.D"/>
        <table:table-row>
          <table:table-cell table:style-name="Tableau1.A1" office:value-type="string">
            <text:p text:style-name="P21">Num</text:p>
          </table:table-cell>
          <table:table-cell table:style-name="Tableau1.A1" office:value-type="string">
            <text:p text:style-name="P21">1</text:p>
          </table:table-cell>
          <table:table-cell table:style-name="Tableau1.A1" office:value-type="string">
            <text:p text:style-name="P21">2</text:p>
          </table:table-cell>
          <table:table-cell table:style-name="Tableau1.A1" office:value-type="string">
            <text:p text:style-name="P21">3</text:p>
          </table:table-cell>
          <table:table-cell table:style-name="Tableau1.A1" office:value-type="string">
            <text:p text:style-name="P21">4</text:p>
          </table:table-cell>
          <table:table-cell table:style-name="Tableau1.A1" office:value-type="string">
            <text:p text:style-name="P21">5</text:p>
          </table:table-cell>
          <table:table-cell table:style-name="Tableau1.A1" office:value-type="string">
            <text:p text:style-name="P21">6</text:p>
          </table:table-cell>
          <table:table-cell table:style-name="Tableau1.A1" office:value-type="string">
            <text:p text:style-name="P21">7</text:p>
          </table:table-cell>
          <table:table-cell table:style-name="Tableau1.A1" office:value-type="string">
            <text:p text:style-name="P21">8</text:p>
          </table:table-cell>
          <table:table-cell table:style-name="Tableau1.A1" office:value-type="string">
            <text:p text:style-name="P21">9</text:p>
          </table:table-cell>
          <table:table-cell table:style-name="Tableau1.A1" office:value-type="string">
            <text:p text:style-name="P21">10</text:p>
          </table:table-cell>
          <table:table-cell table:style-name="Tableau1.A1" office:value-type="string">
            <text:p text:style-name="P21">11</text:p>
          </table:table-cell>
          <table:table-cell table:style-name="Tableau1.A1" office:value-type="string">
            <text:p text:style-name="P21">12</text:p>
          </table:table-cell>
          <table:table-cell table:style-name="Tableau1.A1" office:value-type="string">
            <text:p text:style-name="P21">13</text:p>
          </table:table-cell>
          <table:table-cell table:style-name="Tableau1.A1" office:value-type="string">
            <text:p text:style-name="P21">14</text:p>
          </table:table-cell>
          <table:table-cell table:style-name="Tableau1.A1" office:value-type="string">
            <text:p text:style-name="P21">15</text:p>
          </table:table-cell>
        </table:table-row>
        <table:table-row>
          <table:table-cell table:style-name="Tableau1.A1" office:value-type="string">
            <text:p text:style-name="P21">Code</text:p>
          </table:table-cell>
          <table:table-cell table:style-name="Tableau1.A1" office:value-type="string">
            <text:p text:style-name="P21">64</text:p>
          </table:table-cell>
          <table:table-cell table:style-name="Tableau1.A1" office:value-type="string">
            <text:p text:style-name="P21">43</text:p>
          </table:table-cell>
          <table:table-cell table:style-name="Tableau1.A1" office:value-type="string">
            <text:p text:style-name="P21">6F</text:p>
          </table:table-cell>
          <table:table-cell table:style-name="Tableau1.A1" office:value-type="string">
            <text:p text:style-name="P21">65</text:p>
          </table:table-cell>
          <table:table-cell table:style-name="Tableau1.A1" office:value-type="string">
            <text:p text:style-name="P21">65</text:p>
          </table:table-cell>
          <table:table-cell table:style-name="Tableau1.A1" office:value-type="string">
            <text:p text:style-name="P21">48</text:p>
          </table:table-cell>
          <table:table-cell table:style-name="Tableau1.A1" office:value-type="string">
            <text:p text:style-name="P21">6C</text:p>
          </table:table-cell>
          <table:table-cell table:style-name="Tableau1.A1" office:value-type="string">
            <text:p text:style-name="P21">78</text:p>
          </table:table-cell>
          <table:table-cell table:style-name="Tableau1.A1" office:value-type="string">
            <text:p text:style-name="P21">61</text:p>
          </table:table-cell>
          <table:table-cell table:style-name="Tableau1.A1" office:value-type="string">
            <text:p text:style-name="P21">61</text:p>
          </table:table-cell>
          <table:table-cell table:style-name="Tableau1.A1" office:value-type="string">
            <text:p text:style-name="P21">64</text:p>
          </table:table-cell>
          <table:table-cell table:style-name="Tableau1.A1" office:value-type="string">
            <text:p text:style-name="P21">6D</text:p>
          </table:table-cell>
          <table:table-cell table:style-name="Tableau1.A1" office:value-type="string">
            <text:p text:style-name="P21">65</text:p>
          </table:table-cell>
          <table:table-cell table:style-name="Tableau1.A1" office:value-type="string">
            <text:p text:style-name="P21">69</text:p>
          </table:table-cell>
          <table:table-cell table:style-name="Tableau1.A1" office:value-type="string">
            <text:p text:style-name="P21">63</text:p>
          </table:table-cell>
        </table:table-row>
      </table:table>
      <text:p text:style-name="P6"/>
      <text:p text:style-name="P8"><text:span text:style-name="T6">Saurais</text:span><text:span text:style-name="T5"> </text:span><text:span text:style-name="T12">tu découvrir</text:span><text:span text:style-name="T5"> </text:span><text:span text:style-name="T12">et décoder </text:span><text:span text:style-name="T5">le message </text:span><text:span text:style-name="T6">du général </text:span><text:span text:style-name="T5">et qui va découvrir le code ?</text:span></text:p>
      <text:p text:style-name="P6"/>
      <text:p text:style-name="P7">Indications :</text:p>
      <text:p text:style-name="P9">Dispose les agents dans un arbre qui respectera la procédure de dispersion définie par la directrice des services secrets.</text:p>
      <text:p text:style-name="P9">Écris les numéros des agents dans l’ordre dans lequel ils donneraient leur message à la police. N’oublie pas d’utiliser une salle d’attente pour les interrogatoires. Écris ensuite le code.</text:p>
      <text:p text:style-name="P9">Fais de même avec les interrogatoires menés par les triades et enfin pour ceux menés par James Bond.</text:p>
      <text:p text:style-name="P10"><text:span text:style-name="T7">Quel est l’allure du code ? A quoi fait-il penser ? </text:span><text:span text:style-name="T8">Le texte donne une indication importante pour le découvrir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Correction :</text:p>
      <text:p text:style-name="P14">Les agents classés par ordre d’arrivée dans un arbre binaire </text:p>
      <text:p text:style-name="P11"><draw:custom-shape text:anchor-type="paragraph" draw:z-index="0" draw:name="Forme1" draw:style-name="gr2" draw:text-style-name="P23" svg:width="1.562cm" svg:height="1.165cm" svg:x="5.999cm" svg:y="0.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/text:p>
      <text:p text:style-name="P7"><text:tab/><text:tab/><text:tab/><text:tab/><text:tab/> <text:s text:c="2"/><text:span text:style-name="T8">7</text:span></text:p>
      <text:p text:style-name="P1"><draw:line text:anchor-type="paragraph" draw:z-index="15" draw:name="Forme2" draw:style-name="gr1" draw:text-style-name="P22" svg:x1="6.475cm" svg:y1="0.46cm" svg:x2="5.126cm" svg:y2="1.545cm"><text:p/></draw:line><draw:line text:anchor-type="paragraph" draw:z-index="16" draw:name="Forme3" draw:style-name="gr1" draw:text-style-name="P22" svg:x1="7.428cm" svg:y1="0.222cm" svg:x2="10.047cm" svg:y2="1.968cm"><text:p/></draw:line></text:p>
      <text:p text:style-name="P1"/>
      <text:p text:style-name="P1"><draw:custom-shape text:anchor-type="paragraph" draw:z-index="1" draw:name="Forme1_0" draw:style-name="gr2" draw:text-style-name="P23" svg:width="1.562cm" svg:height="1.165cm" svg:x="3.565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custom-shape text:anchor-type="paragraph" draw:z-index="2" draw:name="Forme1_1" draw:style-name="gr2" draw:text-style-name="P23" svg:width="1.562cm" svg:height="1.165cm" svg:x="10.047cm" svg:y="0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 <text:s text:c="7"/><text:tab/><text:tab/><text:tab/><text:tab/><text:tab/><text:tab/></text:p>
      <text:p text:style-name="P12"><text:s text:c="39"/><text:span text:style-name="T8">5<text:tab/><text:tab/><text:tab/><text:tab/><text:tab/> <text:s text:c="5"/>10</text:span></text:p>
      <text:p text:style-name="P12"><draw:line text:anchor-type="paragraph" draw:z-index="17" draw:name="Forme4" draw:style-name="gr1" draw:text-style-name="P22" svg:x1="4.121cm" svg:y1="0.127cm" svg:x2="1.951cm" svg:y2="2.074cm"><text:p/></draw:line><draw:line text:anchor-type="paragraph" draw:z-index="18" draw:name="Forme5" draw:style-name="gr1" draw:text-style-name="P22" svg:x1="4.544cm" svg:y1="0.127cm" svg:x2="5.708cm" svg:y2="2.069cm"><text:p/></draw:line><draw:line text:anchor-type="paragraph" draw:z-index="19" draw:name="Forme6" draw:style-name="gr1" draw:text-style-name="P22" svg:x1="10.708cm" svg:y1="0.312cm" svg:x2="8.962cm" svg:y2="2.122cm"><text:p/></draw:line><draw:line text:anchor-type="paragraph" draw:z-index="20" draw:name="Forme7" draw:style-name="gr1" draw:text-style-name="P22" svg:x1="11.079cm" svg:y1="0.312cm" svg:x2="12.746cm" svg:y2="2.233cm"><text:p/></draw:line></text:p>
      <text:p text:style-name="P12"/>
      <text:p text:style-name="P12"/>
      <text:p text:style-name="P12"/>
      <text:p text:style-name="P12"><draw:custom-shape text:anchor-type="paragraph" draw:z-index="3" draw:name="Forme1_2" draw:style-name="gr2" draw:text-style-name="P23" svg:width="1.562cm" svg:height="1.165cm" svg:x="0.707cm" svg:y="0.0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1_3" draw:style-name="gr2" draw:text-style-name="P23" svg:width="1.562cm" svg:height="1.165cm" svg:x="7.904cm" svg:y="0.1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_4" draw:style-name="gr2" draw:text-style-name="P23" svg:width="1.562cm" svg:height="1.165cm" svg:x="5.232cm" svg:y="0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e1_5" draw:style-name="gr2" draw:text-style-name="P23" svg:width="1.562cm" svg:height="1.165cm" svg:x="12.375cm" svg:y="0.1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text:s text:c="12"/><text:span text:style-name="T8">4 <text:s text:c="43"/>6 <text:s text:c="20"/>9 <text:s text:c="39"/>12</text:span></text:p>
      <text:p text:style-name="P12"><draw:line text:anchor-type="paragraph" draw:z-index="21" draw:name="Forme8" draw:style-name="gr1" draw:text-style-name="P22" svg:x1="1.475cm" svg:y1="0.206cm" svg:x2="0.231cm" svg:y2="1.661cm"><text:p/></draw:line><draw:line text:anchor-type="paragraph" draw:z-index="23" draw:name="Forme10" draw:style-name="gr1" draw:text-style-name="P22" svg:x1="8.327cm" svg:y1="0.365cm" svg:x2="7.295cm" svg:y2="1.794cm"><text:p/></draw:line><draw:line text:anchor-type="paragraph" draw:z-index="24" draw:name="Forme11" draw:style-name="gr1" draw:text-style-name="P22" svg:x1="13.01cm" svg:y1="0.365cm" svg:x2="12.296cm" svg:y2="1.82cm"><text:p/></draw:line><draw:line text:anchor-type="paragraph" draw:z-index="25" draw:name="Forme12" draw:style-name="gr1" draw:text-style-name="P22" svg:x1="13.566cm" svg:y1="0.365cm" svg:x2="14.783cm" svg:y2="1.503cm"><text:p/></draw:line></text:p>
      <text:p text:style-name="P12"/>
      <text:p text:style-name="P12"/>
      <text:p text:style-name="P12"><draw:custom-shape text:anchor-type="paragraph" draw:z-index="7" draw:name="Forme1_6" draw:style-name="gr2" draw:text-style-name="P23" svg:width="1.562cm" svg:height="1.165cm" svg:x="6.158cm" svg:y="0.3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1_7" draw:style-name="gr2" draw:text-style-name="P23" svg:width="1.562cm" svg:height="1.165cm" svg:x="11.476cm" svg:y="0.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1_8" draw:style-name="gr2" draw:text-style-name="P23" svg:width="1.562cm" svg:height="1.165cm" svg:x="14.783cm" svg:y="0.0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1_10" draw:style-name="gr2" draw:text-style-name="P23" svg:width="1.562cm" svg:height="1.165cm" svg:x="-0.88cm" svg:y="0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<draw:custom-shape text:anchor-type="paragraph" draw:z-index="10" draw:name="Forme1_9" draw:style-name="gr2" draw:text-style-name="P23" svg:width="1.562cm" svg:height="1.165cm" svg:x="0.945cm" svg:y="1.2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>1</text:span><text:tab/><text:tab/><text:tab/><text:tab/><text:tab/> <text:s text:c="4"/><text:span text:style-name="T8">8</text:span><text:tab/><text:tab/><text:tab/><text:tab/> <text:s text:c="6"/><text:span text:style-name="T8">11</text:span><text:tab/> <text:s text:c="28"/><text:span text:style-name="T8">14</text:span></text:p>
      <text:p text:style-name="P13"><draw:line text:anchor-type="paragraph" draw:z-index="22" draw:name="Forme9" draw:style-name="gr1" draw:text-style-name="P22" svg:x1="0.681cm" svg:y1="0.159cm" svg:x2="1.342cm" svg:y2="0.789cm"><text:p/></draw:line><draw:line text:anchor-type="paragraph" draw:z-index="26" draw:name="Forme13" draw:style-name="gr1" draw:text-style-name="P22" svg:x1="15.18cm" svg:y1="0.233cm" svg:x2="14.069cm" svg:y2="1.387cm"><text:p/></draw:line><draw:line text:anchor-type="paragraph" draw:z-index="27" draw:name="Forme14" draw:style-name="gr1" draw:text-style-name="P22" svg:x1="15.789cm" svg:y1="0.233cm" svg:x2="16.636cm" svg:y2="1.625cm"><text:p/></draw:line></text:p>
      <text:p text:style-name="P13"/>
      <text:p text:style-name="P13"><draw:custom-shape text:anchor-type="paragraph" draw:z-index="12" draw:name="Forme1_11" draw:style-name="gr2" draw:text-style-name="P23" svg:width="1.562cm" svg:height="1.165cm" svg:x="13.301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14"/><text:span text:style-name="T9">3<text:tab/><text:tab/><text:tab/><text:tab/><text:tab/><text:tab/><text:tab/><text:tab/><text:tab/><text:tab/></text:span></text:p>
      <text:p text:style-name="P13"><draw:custom-shape text:anchor-type="paragraph" draw:z-index="13" draw:name="Forme1_12" draw:style-name="gr2" draw:text-style-name="P23" svg:width="1.562cm" svg:height="1.165cm" svg:x="16.053cm" svg:y="0.1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<draw:line text:anchor-type="paragraph" draw:z-index="28" draw:name="Forme15" draw:style-name="gr1" draw:text-style-name="P22" svg:x1="1.74cm" svg:y1="0.005cm" svg:x2="0.258cm" svg:y2="1.174cm"><text:p/></draw:line><text:tab/><text:tab/><text:tab/><text:tab/><text:tab/><text:tab/><text:tab/><text:tab/><text:tab/><text:tab/><text:tab/><text:span text:style-name="T9">13 <text:s text:c="21"/>15 <text:tab/><text:tab/><text:tab/><text:tab/></text:span></text:p>
      <text:p text:style-name="P13"><draw:custom-shape text:anchor-type="paragraph" draw:z-index="14" draw:name="Forme1_13" draw:style-name="gr2" draw:text-style-name="P23" svg:width="1.562cm" svg:height="1.165cm" svg:x="-0.854cm" svg:y="0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2</text:p>
      <text:p text:style-name="P14"/>
      <text:p text:style-name="P16">C’est un arbre binaire de recherche. Plusieurs parcours de l’arbre sont possibles :</text:p>
      <text:p text:style-name="P14">Les agents interrogés par la police :</text:p>
      <text:p text:style-name="P14">7, 5, 4, 1, 3, 2, 6, 10, 9, 8, 8, 12, 11, 14, 13, 15</text:p>
      <text:p text:style-name="P15">C’est un parcours préfixe de l’arbre. </text:p>
      <text:p text:style-name="P15"><text:span text:style-name="T10">L’information est donnée avant le parcours Gauche puis Droite</text:span></text:p>
      <text:p text:style-name="P16">Les codes sont :</text:p>
      <text:p text:style-name="P17">6C, 65, 65, 64, 6F, 43, 48, 61, 61, 78, 6D, 64, 69, 65, 63</text:p>
      <text:p text:style-name="P14">Les agents interrogés par la triade :</text:p>
      <text:p text:style-name="P14">1, <text:span text:style-name="T10">2, 3, 4, 5, 6, 7, 8, 9, 10, 11, 12, 13, 14, 15</text:span></text:p>
      <text:p text:style-name="P16">C’est un parcours infixe. </text:p>
      <text:p text:style-name="P16">L’information est donnée entre le parcours Gauche et le parcours Droite.</text:p>
      <text:p text:style-name="P17">Les codes obtenus sont :</text:p>
      <text:p text:style-name="P17">64, 43, 6F, 65, 65, 48, 6C, 78 , 61, 61, 64, 6D, 65, 69, 63</text:p>
      <text:p text:style-name="P16">Les agents interrogés par James Bond :</text:p>
      <text:p text:style-name="P16">2, 3, 1, 4, 6, 5, 8, 9, 11, 13, 15, 14, 12, 10, 7</text:p>
      <text:p text:style-name="P16">C’est un parcours suffixe. </text:p>
      <text:p text:style-name="P16">L’information est donnée après le parcours Gauche puis Droite. </text:p>
      <text:p text:style-name="P17">Les codes obtenus sont :</text:p>
      <text:p text:style-name="P17">43, 6F, 64, 65, 48, 65, 78, 61, 64, 65, 63, 69, 6D, 61, 6C</text:p>
      <text:p text:style-name="P17">Le code utilisé est bien sur ACII (admiratif des américains) <text:span text:style-name="T11">American Standart Code for Information Interchange : leedoCHaxmdic pour la police, dCoeeHlxaadmeic pour les triades. </text:span></text:p>
      <text:p text:style-name="P18">CodeHexadecimal pour Bond. On remarquera les précautions prises par le général pour ne pas être découvert : <text:span text:style-name="T12">selon l’ordre le message est lisible ou p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9T10:26:19.151000000</meta:creation-date>
    <dc:date>2020-11-19T13:40:12.131000000</dc:date>
    <meta:editing-duration>PT56M25S</meta:editing-duration>
    <meta:editing-cycles>9</meta:editing-cycles>
    <meta:generator>LibreOffice/6.4.4.2$Windows_X86_64 LibreOffice_project/3d775be2011f3886db32dfd395a6a6d1ca2630ff</meta:generator>
    <meta:document-statistic meta:table-count="1" meta:image-count="0" meta:object-count="0" meta:page-count="2" meta:paragraph-count="79" meta:word-count="755" meta:character-count="4406" meta:non-whitespace-character-count="3415"/>
  </office:meta>
</office:document-meta>
</file>